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32pt" fo:font-weight="bold" officeooo:rsid="0011faa9" officeooo:paragraph-rsid="0011faa9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1faa9" officeooo:paragraph-rsid="0011faa9" style:font-size-asian="14pt" style:font-weight-asian="normal" style:font-size-complex="16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Liberation Serif" fo:font-size="16pt" fo:font-style="italic" fo:font-weight="bold" officeooo:rsid="0011faa9" officeooo:paragraph-rsid="0011faa9" style:font-size-asian="14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1faa9" officeooo:paragraph-rsid="0011faa9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1faa9" officeooo:paragraph-rsid="00135971" style:font-size-asian="14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35971" officeooo:paragraph-rsid="00135971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Liberation Serif" fo:font-size="16pt" fo:font-style="normal" style:text-underline-style="none" fo:font-weight="normal" officeooo:rsid="00135971" officeooo:paragraph-rsid="00148c65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Liberation Serif" fo:font-size="16pt" fo:font-style="normal" style:text-underline-style="none" fo:font-weight="normal" officeooo:rsid="00135971" officeooo:paragraph-rsid="0015ae42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35971" officeooo:paragraph-rsid="00148c65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35971" officeooo:paragraph-rsid="0015ae42" style:font-size-asian="14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48c65" officeooo:paragraph-rsid="00148c65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48c65" officeooo:paragraph-rsid="0015ae42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5ae42" officeooo:paragraph-rsid="0015ae42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15ae42" officeooo:paragraph-rsid="0015ae42" style:font-size-asian="17.5pt" style:font-weight-asian="bold" style:font-size-complex="20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135971"/>
    </style:style>
    <style:style style:name="P16" style:family="paragraph" style:parent-style-name="Standard">
      <style:paragraph-properties fo:text-align="start" style:justify-single-word="false"/>
      <style:text-properties officeooo:rsid="00135971" officeooo:paragraph-rsid="00135971"/>
    </style:style>
    <style:style style:name="T1" style:family="text">
      <style:text-properties officeooo:rsid="00135971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1faa9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5ae42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1faa9" style:font-style-asian="italic" style:font-style-complex="italic"/>
    </style:style>
    <style:style style:name="T7" style:family="text">
      <style:text-properties style:font-name="Liberation Serif" fo:font-size="16pt" fo:font-style="italic" style:text-underline-style="none" fo:font-weight="bold" officeooo:rsid="0011faa9" style:font-size-asian="14pt" style:font-style-asian="italic" style:font-weight-asian="bold" style:font-size-complex="16pt" style:font-style-complex="italic" style:font-weight-complex="bold"/>
    </style:style>
    <style:style style:name="T8" style:family="text">
      <style:text-properties officeooo:rsid="00148c65"/>
    </style:style>
    <style:style style:name="T9" style:family="text">
      <style:text-properties officeooo:rsid="0015ae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LEN – Memoria Práctica 3</text:p>
      <text:p text:style-name="P1"/>
      <text:p text:style-name="P14">Grupo 10</text:p>
      <text:p text:style-name="P14">Tomás Higuera Viso &amp; Andrés Calvente Rodríguez</text:p>
      <text:p text:style-name="P1"/>
      <text:p text:style-name="P2">En esta práctica hemos tenido que expandir el modulo que anteriormente habíamos estado trabajando para que pudiésemos crear autómatas finitos no deterministas a partir de una expresión regular. El programa no lee una cadena en la cual tengamos una expresión regular, si no que el usuario tiene las herramientas necesarias para crear paso a paso la expresión regular que el haya pensado. Las funciones que hemos codificado son las siguientes:</text:p>
      <text:p text:style-name="P2"/>
      <text:list xml:id="list1410014780" text:style-name="L1">
        <text:list-item>
          <text:p text:style-name="P3">AFND1ODeSimbol(char* simbolo)</text:p>
        </text:list-item>
      </text:list>
      <text:p text:style-name="P4"/>
      <text:p text:style-name="P4">Esta función crea una AFND con dos estados inicial y final los cuales están unidos por el símbolo especificado por el argumento de entrada. La función utiliza las funciones propias del modulo para crear AFND, insertar estado, insertar transición, etc.</text:p>
      <text:p text:style-name="P4"/>
      <text:list xml:id="list233634514131624" text:continue-numbering="true" text:style-name="L1">
        <text:list-item>
          <text:p text:style-name="P3">AFND1ODeLambda()</text:p>
        </text:list-item>
      </text:list>
      <text:p text:style-name="P4"/>
      <text:p text:style-name="P4">Esta función crea una AFND con dos estados inicial y final los cuales están unidos por una transición de tipo Lambda.</text:p>
      <text:p text:style-name="P4"/>
      <text:list xml:id="list233633577061217" text:continue-numbering="true" text:style-name="L1">
        <text:list-item>
          <text:p text:style-name="P3">AFND1ODeVacio()</text:p>
        </text:list-item>
      </text:list>
      <text:p text:style-name="P4"/>
      <text:p text:style-name="P4">Esta función crea una AFND con un único estado de tipo inicial y final.</text:p>
      <text:p text:style-name="P4"/>
      <text:list xml:id="list233634431290070" text:continue-numbering="true" text:style-name="L1">
        <text:list-item>
          <text:p text:style-name="P3">AFNDAAFND1O(AFND* p_afnd)</text:p>
        </text:list-item>
      </text:list>
      <text:p text:style-name="P4"/>
      <text:p text:style-name="P5">Esta función transforma un AFND normal, <text:span text:style-name="T1">con varios estados iniciales y finales, a un AFND con un solo estado inicial y un solo estado final. Para ello, dentro de la función se crea un AFND nuevo, inicializando todos los estados y todas las transiciones a las propias del AFND pasado por argumento y después se crean dos estados nuevos los cuales van a ser los estados inicio y final. Además, tenemos que procurar que el nuevo estado inicial apunte con transiciones Lambda a los antiguos iniciales y los antiguos finales apunten de la misma forma al nuevo estado final.</text:span></text:p>
      <text:list xml:id="list3150322397" text:style-name="L2">
        <text:list-item>
          <text:p text:style-name="P15"><text:soft-page-break/><text:span text:style-name="T7">AFND1OUne(AFND* p_afnd1O_1, AFND* p_afnd1O_2) </text:span></text:p>
        </text:list-item>
      </text:list>
      <text:p text:style-name="P16"><text:span text:style-name="T7"/></text:p>
      <text:p text:style-name="P6">Esta función crea un AFND juntando los dos AFNDs pasados como argumento, <text:span text:style-name="T8">esto hace que se puedan reconocer las palabras que genera el AFND1 como las que genera el AFND2</text:span>. Para crear el nuevo AFND tenemos que tener en cuenta que los estados totales son la suma de los dos originales, y el número de símbolos serán los que contiene el AFND1 más los que tenga el AFND2 que no tenga el primero. Deberemos de insertar todos los estados y asegurarnos de nuevo de no meter símbolos repetidos en el alfabeto. También tendremos que insertarlas transiciones asegurándonos de que estamos cogiendo bien los estados inicial y final de la transición y los símbolos con los que transita. Finalmente llamaremos a la función anteriormente comentada <text:span text:style-name="T3">AFNDAAFND1O</text:span><text:span text:style-name="T2">( ) </text:span>para que convierta nuestro AFND nuevo en uno con una sola entrada y una sola salida, terminando así la unión entre AFNDs.</text:p>
      <text:p text:style-name="P6"/>
      <text:list xml:id="list233633935983715" text:continue-numbering="true" text:style-name="L2">
        <text:list-item>
          <text:p text:style-name="P7"><text:span text:style-name="T3">AFND1OConcatena(AFND* p_afnd_origen1, AFND* p_afnd_origen2) </text:span></text:p>
        </text:list-item>
      </text:list>
      <text:p text:style-name="P9"><text:span text:style-name="T3"/></text:p>
      <text:p text:style-name="P11">Esta función concatena dos AFNDs poniendo entre medias de los dos una <text:span text:style-name="T9">transición</text:span> Lambda. El procedimiento de codificación de la función es el mismo que el de la <text:span text:style-name="T9">función</text:span> anteriormente comentada. </text:p>
      <text:p text:style-name="P11"/>
      <text:list xml:id="list233634113285049" text:continue-numbering="true" text:style-name="L2">
        <text:list-item>
          <text:p text:style-name="P7"><text:span text:style-name="T3">AFND1OEstrella(AFND* p_afnd_origen) </text:span></text:p>
        </text:list-item>
      </text:list>
      <text:p text:style-name="P9"><text:span text:style-name="T3"/></text:p>
      <text:p text:style-name="P12">Función que pasa un AFND normal a un con propiedad estrella, la cual hace que el autómata reconozca la palabra <text:span text:style-name="T9">vacía.</text:span> Para ello <text:span text:style-name="T9">se realizará el mismo procedimiento de codificación explicado en las funciones anteriores con la salvedad que al finalizar con la llamada de la función </text:span><text:span text:style-name="T3">AFNDAAFND1O</text:span><text:span text:style-name="T4">( ) </text:span><text:span text:style-name="T9">tendremos que añadir 2 nuevas transiciones Lambda, una que vaya del estado inicial al final y otra que vaya del final al inicial.</text:span></text:p>
      <text:p text:style-name="P12"/>
      <text:list xml:id="list233634853692214" text:continue-numbering="true" text:style-name="L2">
        <text:list-item>
          <text:p text:style-name="P8"><text:span text:style-name="T3">AFNDADot(AFND* p_afnd) </text:span></text:p>
        </text:list-item>
      </text:list>
      <text:p text:style-name="P10"><text:span text:style-name="T3"/></text:p>
      <text:p text:style-name="P13">Función que crea el archivo <text:span text:style-name="T5">.dot </text:span>propio al AFND pasado como argu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2:46:39.355630988</meta:creation-date>
    <dc:date>2018-12-16T23:35:35.868761635</dc:date>
    <meta:editing-duration>PT9M5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20" meta:word-count="546" meta:character-count="3342" meta:non-whitespace-character-count="2818"/>
  </office:meta>
</office:document-meta>
</file>